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4.53mm" svg:y="12.55mm">
            <loext:p draw:notify-on-update-of-ranges="Sheet1.A2:Sheet1.A25 Sheet1.B1:Sheet1.B1 Sheet1.B2:Sheet1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date" office:date-value="2019-04-15" calcext:value-type="date">
            <text:p>15Ap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]+7" office:value-type="date" office:date-value="2019-04-22" calcext:value-type="date">
            <text:p>22Ap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]+7" office:value-type="date" office:date-value="2019-04-29" calcext:value-type="date">
            <text:p>29Ap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]+7" office:value-type="date" office:date-value="2019-05-06" calcext:value-type="date">
            <text:p>06Ma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5]+7" office:value-type="date" office:date-value="2019-05-13" calcext:value-type="date">
            <text:p>13Ma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]+7" office:value-type="date" office:date-value="2019-05-20" calcext:value-type="date">
            <text:p>20Ma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7]+7" office:value-type="date" office:date-value="2019-05-27" calcext:value-type="date">
            <text:p>27Ma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8]+7" office:value-type="date" office:date-value="2019-06-03" calcext:value-type="date">
            <text:p>03Ju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9]+7" office:value-type="date" office:date-value="2019-06-10" calcext:value-type="date">
            <text:p>10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0]+7" office:value-type="date" office:date-value="2019-06-17" calcext:value-type="date">
            <text:p>17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1]+7" office:value-type="date" office:date-value="2019-06-24" calcext:value-type="date">
            <text:p>24Ju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12]+7" office:value-type="date" office:date-value="2019-07-01" calcext:value-type="date">
            <text:p>01Ju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13]+7" office:value-type="date" office:date-value="2019-07-08" calcext:value-type="date">
            <text:p>08Ju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4]+7" office:value-type="date" office:date-value="2019-07-15" calcext:value-type="date">
            <text:p>15Jul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15]+7" office:value-type="date" office:date-value="2019-07-22" calcext:value-type="date">
            <text:p>22Ju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6]+7" office:value-type="date" office:date-value="2019-07-29" calcext:value-type="date">
            <text:p>29Ju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17]+7" office:value-type="date" office:date-value="2019-08-05" calcext:value-type="date">
            <text:p>05Au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18]+7" office:value-type="date" office:date-value="2019-08-12" calcext:value-type="date">
            <text:p>12Au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19]+7" office:value-type="date" office:date-value="2019-08-19" calcext:value-type="date">
            <text:p>19Aug</text:p>
          </table:table-cell>
          <table:table-cell/>
        </table:table-row>
        <table:table-row table:style-name="ro1">
          <table:table-cell table:formula="of:=[.A20]+7" office:value-type="date" office:date-value="2019-08-26" calcext:value-type="date">
            <text:p>26Aug</text:p>
          </table:table-cell>
          <table:table-cell/>
        </table:table-row>
        <table:table-row table:style-name="ro1">
          <table:table-cell table:formula="of:=[.A21]+7" office:value-type="date" office:date-value="2019-09-02" calcext:value-type="date">
            <text:p>02Sep</text:p>
          </table:table-cell>
          <table:table-cell/>
        </table:table-row>
        <table:table-row table:style-name="ro1">
          <table:table-cell table:formula="of:=[.A22]+7" office:value-type="date" office:date-value="2019-09-09" calcext:value-type="date">
            <text:p>09Sep</text:p>
          </table:table-cell>
          <table:table-cell/>
        </table:table-row>
        <table:table-row table:style-name="ro1">
          <table:table-cell table:formula="of:=[.A23]+7" office:value-type="date" office:date-value="2019-09-16" calcext:value-type="date">
            <text:p>16Sep</text:p>
          </table:table-cell>
          <table:table-cell/>
        </table:table-row>
        <table:table-row table:style-name="ro1">
          <table:table-cell table:formula="of:=[.A24]+7" office:value-type="date" office:date-value="2019-09-23" calcext:value-type="date">
            <text:p>23S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/00/0000</text:date>, <text:time style:data-style-name="N2" text:time-value="17:44:34.888732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01:07.250121895</meta:creation-date>
    <dc:date>2019-08-13T17:45:43.268238827</dc:date>
    <meta:editing-duration>PT17M35S</meta:editing-duration>
    <meta:editing-cycles>9</meta:editing-cycles>
    <meta:generator>LibreOffice/5.1.4.2$MacOSX_X86_64 LibreOffice_project/f99d75f39f1c57ebdd7ffc5f42867c12031db97a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0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cm" svg:y="4.2cm" style:legend-expansion="high" chart:style-name="ch2"/>
        <chart:plot-area chart:style-name="ch3" table:cell-range-address="Sheet1.A2:Sheet1.B25 Sheet1.B1:Sheet1.B1" chart:data-source-has-labels="both" svg:x="0.32cm" svg:y="0.18cm" svg:width="13.41cm" svg:height="8.64cm">
          <chartooo:coordinate-region svg:x="1.144cm" svg:y="0.38cm" svg:width="12.586cm" svg:height="7.791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570">
                <text:p>43570</text:p>
                <draw:g>
                  <svg:desc>Sheet1.A2:Sheet1.A25</svg:desc>
                </draw:g>
              </table:table-cell>
              <table:table-cell office:value-type="float" office:value="51">
                <text:p>51</text:p>
                <draw:g>
                  <svg:desc>Sheet1.B2:Sheet1.B25</svg:desc>
                </draw:g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